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Text_20_body">
      <style:text-properties officeooo:rsid="00222110" officeooo:paragraph-rsid="00222110"/>
    </style:style>
    <style:style style:name="P12" style:family="paragraph" style:parent-style-name="Heading_20_1">
      <style:text-properties officeooo:rsid="0006fb85" officeooo:paragraph-rsid="0006fb85"/>
    </style:style>
    <style:style style:name="P13" style:family="paragraph" style:parent-style-name="Heading_20_2">
      <style:text-properties officeooo:rsid="00086a6f" officeooo:paragraph-rsid="00086a6f"/>
    </style:style>
    <style:style style:name="P14" style:family="paragraph" style:parent-style-name="Heading_20_2">
      <style:text-properties officeooo:rsid="000a38ff" officeooo:paragraph-rsid="000a38ff"/>
    </style:style>
    <style:style style:name="P15" style:family="paragraph" style:parent-style-name="Heading_20_3">
      <style:text-properties officeooo:rsid="00086a6f" officeooo:paragraph-rsid="00086a6f"/>
    </style:style>
    <style:style style:name="P16" style:family="paragraph" style:parent-style-name="Heading_20_3">
      <style:text-properties officeooo:rsid="0016dbe3" officeooo:paragraph-rsid="0016dbe3"/>
    </style:style>
    <style:style style:name="P17" style:family="paragraph" style:parent-style-name="Heading_20_3">
      <style:text-properties officeooo:rsid="000a38ff" officeooo:paragraph-rsid="000a38ff"/>
    </style:style>
    <style:style style:name="P18" style:family="paragraph" style:parent-style-name="Heading_20_3">
      <style:text-properties officeooo:rsid="000a38ff" officeooo:paragraph-rsid="000a642c"/>
    </style:style>
    <style:style style:name="P19" style:family="paragraph" style:parent-style-name="Heading_20_3">
      <style:text-properties officeooo:rsid="000a38ff" officeooo:paragraph-rsid="000c2168"/>
    </style:style>
    <style:style style:name="P20" style:family="paragraph" style:parent-style-name="Heading_20_3">
      <style:text-properties officeooo:rsid="000a38ff" officeooo:paragraph-rsid="000eb891"/>
    </style:style>
    <style:style style:name="P21" style:family="paragraph" style:parent-style-name="Heading_20_3">
      <style:text-properties officeooo:rsid="000a38ff" officeooo:paragraph-rsid="000f10c8"/>
    </style:style>
    <style:style style:name="P22" style:family="paragraph" style:parent-style-name="Heading_20_3">
      <style:text-properties style:text-underline-style="none" officeooo:rsid="000a38ff" officeooo:paragraph-rsid="00191dea"/>
    </style:style>
    <style:style style:name="P23" style:family="paragraph" style:parent-style-name="Heading_20_3">
      <style:text-properties officeooo:rsid="001af488" officeooo:paragraph-rsid="001af488"/>
    </style:style>
    <style:style style:name="P24" style:family="paragraph" style:parent-style-name="Heading_20_3">
      <style:text-properties officeooo:rsid="00222110" officeooo:paragraph-rsid="00222110"/>
    </style:style>
    <style:style style:name="P25" style:family="paragraph" style:parent-style-name="Heading_20_3">
      <style:text-properties officeooo:rsid="00239b22" officeooo:paragraph-rsid="00239b22"/>
    </style:style>
    <style:style style:name="P26" style:family="paragraph" style:parent-style-name="Heading_20_3">
      <style:text-properties officeooo:rsid="00279721" officeooo:paragraph-rsid="00279721"/>
    </style:style>
    <style:style style:name="P27" style:family="paragraph" style:parent-style-name="Text_20_body">
      <style:text-properties officeooo:rsid="0023e8e6" officeooo:paragraph-rsid="0023e8e6"/>
    </style:style>
    <style:style style:name="P28" style:family="paragraph" style:parent-style-name="Text_20_body">
      <style:text-properties officeooo:rsid="00279721" officeooo:paragraph-rsid="00279721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ite web</text:h>
      <text:h text:style-name="P13" text:outline-level="2">Catégories :</text:h>
      <text:h text:style-name="P15" text:outline-level="3">Home :</text:h>
      <text:p text:style-name="P9">Fichier index.html. <text:span text:style-name="T30">News du site. </text:span><text:span text:style-name="T31">Guidage.</text:span></text:p>
      <text:h text:style-name="P15" text:outline-level="3">Présentation :</text:h>
      <text:h text:style-name="P15" text:outline-level="3">Youtube :</text:h>
      <text:h text:style-name="P15" text:outline-level="3">Projets :</text:h>
      <text:h text:style-name="P15" text:outline-level="3">Références :</text:h>
      <text:h text:style-name="P14" text:outline-level="2">Commits :</text:h>
      <text:h text:style-name="P16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7" text:outline-level="3">Commit « Image de construction 1-1 » :</text:h>
      <text:p text:style-name="P1"><text:span text:style-name="T15">Création du site</text:span> (texte pour dire que le site est en construction).</text:p>
      <text:h text:style-name="P17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7" text:outline-level="3">Commit « Image de construction 1-3 » :</text:h>
      <text:p text:style-name="P6">Ajout d’une partie spéciale pour le contenu du site.</text:p>
      <text:h text:style-name="P18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19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0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1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2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3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4" text:outline-level="3">Commit « Site web 2-2 » :</text:h>
      <text:p text:style-name="P11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5" text:outline-level="3">Commit « Site web 2-3 » :</text:h>
      <text:p text:style-name="P27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  <text:h text:style-name="P26" text:outline-level="3">Commit « Site web 2-3-1 » :</text:h>
      <text:p text:style-name="P28">Amélioration (finale) de l’arrangement des new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2:33:39.451000000</dc:date>
    <meta:editing-duration>PT6H4M1S</meta:editing-duration>
    <meta:editing-cycles>35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2" meta:paragraph-count="38" meta:word-count="375" meta:character-count="2106" meta:non-whitespace-character-count="1769"/>
  </office:meta>
</office:document-meta>
</file>